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1.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965cm" fo:min-width="0.96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00" draw:fill-color="#ffff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045cm" fo:min-width="4.0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4.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0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ustom-shape text:anchor-type="paragraph" draw:z-index="0" draw:name="Forme 1" draw:style-name="gr5" draw:text-style-name="P4" svg:width="4.479cm" svg:height="4.479cm" svg:x="0.134cm" svg:y="0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2" draw:text-style-name="P2" svg:width="1.364cm" svg:height="1.364cm" svg:x="1.58cm" svg:y="1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Ligne 1" draw:style-name="gr4" draw:text-style-name="P2" svg:x1="2.272cm" svg:y1="2.812cm" svg:x2="2.251cm" svg:y2="4.664cm"><text:p/></draw:line><draw:frame text:anchor-type="paragraph" draw:z-index="3" draw:name="Cadre de texte 1" draw:style-name="gr6" draw:text-style-name="P1" svg:width="11.5cm" svg:height="4.051cm" svg:x="5.671cm" svg:y="0.817cm"><draw:text-box><text:p>Nom : REDGRAVE</text:p><text:p>Prénom : Kevin</text:p><text:p>Âge : 17 ans<text:line-break/>Situation : Célibataire<text:line-break/>Domicile : Nice</text:p></draw:text-box></draw:frame><draw:frame text:anchor-type="paragraph" draw:z-index="4" draw:name="Cadre de texte 2" draw:style-name="gr1" draw:text-style-name="P1" svg:width="17.689cm" svg:height="1.691cm" svg:x="0.337cm" svg:y="5.151cm"><draw:text-box><text:p>BIO : Lycéen en terminale, qui adore les défis. Il est passionné de sport et de VTT. Il vit seul avec sa mère et son beau père. Il aime bien se donner à fond dans ce qu’il fait. Il a notamment terminé tous les Dark Souls.</text:p></draw:text-box></draw:frame><draw:frame text:anchor-type="paragraph" draw:z-index="5" draw:name="Cadre de texte 4" draw:style-name="gr1" draw:text-style-name="P1" svg:width="17.689cm" svg:height="1.691cm" svg:x="0.337cm" svg:y="7.818cm"><draw:text-box><text:p>Ses attentes : <text:tab/>- Il aime la difficulté dans les jeux</text:p><text:p><text:tab/><text:tab/><text:tab/>- Il aime être récompensé et voir sa progression</text:p><text:p><text:tab/><text:tab/><text:tab/>- Il aime jouer seul pour se concentrer.</text:p></draw:text-box></draw:frame><draw:frame text:anchor-type="paragraph" draw:z-index="6" draw:name="Cadre de texte 5" draw:style-name="gr1" draw:text-style-name="P1" svg:width="17.689cm" svg:height="1.691cm" svg:x="0.337cm" svg:y="9.818cm"><draw:text-box><text:p>Ses frustrations : <text:tab/>- Il n’aime pas les jeux trop simple</text:p><text:p><text:tab/><text:tab/><text:tab/><text:tab/>- Devoir patienter entre 2 parties</text:p><text:p><text:tab/><text:tab/><text:tab/><text:tab/>- La musique le déconcentre</text:p></draw:text-box></draw:frame><draw:frame text:anchor-type="paragraph" draw:z-index="7" draw:name="Cadre de texte 6" draw:style-name="gr7" draw:text-style-name="P1" svg:width="17.689cm" svg:height="0.976cm" svg:x="0.337cm" svg:y="11.818cm"><draw:text-box><text:p>Le matériel utilisé : <text:tab/>- Ordinateur</text:p><text:p><text:tab/><text:tab/><text:tab/><text:tab/>- Manet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Cadre de texte 3" draw:style-name="gr6" draw:text-style-name="P1" svg:width="11.5cm" svg:height="4.051cm" svg:x="5.51cm" svg:y="1.685cm"><draw:text-box><text:p>Nom : DUPONT</text:p><text:p>Prénom : Bobby</text:p><text:p>Âge : 15 ans<text:line-break/>Situation : Célibataire<text:line-break/>Domicile : Maubeuge</text:p></draw:text-box></draw:frame><draw:custom-shape text:anchor-type="paragraph" draw:z-index="9" draw:name="Forme 3" draw:style-name="gr5" draw:text-style-name="P4" svg:width="4.479cm" svg:height="4.479cm" svg:x="0.072cm" svg:y="1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Ligne 2" draw:style-name="gr4" draw:text-style-name="P2" svg:x1="2.21cm" svg:y1="3.625cm" svg:x2="2.189cm" svg:y2="5.477cm"><text:p/></draw:line><draw:line text:anchor-type="paragraph" draw:z-index="11" draw:name="Ligne 3" draw:style-name="gr3" draw:text-style-name="P3" svg:x1="2.279cm" svg:y1="2.506cm" svg:x2="2.353cm" svg:y2="1.596cm"><text:p/></draw:line><draw:line text:anchor-type="paragraph" draw:z-index="12" draw:name="Ligne 4" draw:style-name="gr3" draw:text-style-name="P3" svg:x1="2.279cm" svg:y1="2.506cm" svg:x2="2.353cm" svg:y2="1.596cm"><text:p/></draw:line><draw:custom-shape text:anchor-type="paragraph" draw:z-index="13" draw:name="Forme 4" draw:style-name="gr2" draw:text-style-name="P2" svg:width="1.364cm" svg:height="1.364cm" svg:x="1.519cm" svg:y="2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7" draw:style-name="gr1" draw:text-style-name="P1" svg:width="17.689cm" svg:height="1.691cm" svg:x="0.275cm" svg:y="6.297cm"><draw:text-box><text:p>BIO : Collégien en 3ème Bobby adore faire rire les autres. Il est très joyeux, optimiste mais n’aime pas le collège. </text:p></draw:text-box></draw:frame><draw:frame text:anchor-type="paragraph" draw:z-index="15" draw:name="Cadre de texte 8" draw:style-name="gr1" draw:text-style-name="P1" svg:width="17.689cm" svg:height="1.691cm" svg:x="0.275cm" svg:y="7.964cm"><draw:text-box><text:p>Ses attentes : <text:tab/>- Il aime pouvoir personnaliser son environnement</text:p><text:p><text:tab/><text:tab/><text:tab/>- Il aime pouvoir jouer avec ses amis</text:p><text:p><text:tab/><text:tab/><text:tab/>- Il aime les easters eggs</text:p></draw:text-box></draw:frame><draw:frame text:anchor-type="paragraph" draw:z-index="16" draw:name="Cadre de texte 9" draw:style-name="gr1" draw:text-style-name="P1" svg:width="17.689cm" svg:height="1.691cm" svg:x="0.235cm" svg:y="9.92cm"><draw:text-box><text:p>Ses frustrations : <text:tab/>- Il n’aime pas quand c’est trop difficile</text:p><text:p><text:tab/><text:tab/><text:tab/><text:tab/>- Il n’aime pas les jeux répétitifs</text:p><text:p><text:tab/><text:tab/><text:tab/><text:tab/>- Il n’aime pas quand c’est trop sérieux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5:10:00.939436110</meta:creation-date>
    <dc:date>2024-01-11T16:00:20.664491630</dc:date>
    <meta:editing-duration>PT50M17S</meta:editing-duration>
    <meta:editing-cycles>11</meta:editing-cycles>
    <meta:generator>LibreOffice/7.6.3.2$Linux_X86_64 LibreOffice_project/4fe86607b5ac922e55f140471fda9b60bdaa980d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